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1.268cm"/>
    </style:style>
    <style:style style:name="gr2" style:family="graphic" style:parent-style-name="standard">
      <style:graphic-properties draw:textarea-horizontal-align="justify" draw:textarea-vertical-align="middle" draw:auto-grow-height="false" fo:min-height="3.508cm" fo:min-width="1.748cm"/>
    </style:style>
    <style:style style:name="gr3" style:family="graphic" style:parent-style-name="standard">
      <style:graphic-properties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458cm" fo:min-width="2.208cm"/>
    </style:style>
    <style:style style:name="gr5" style:family="graphic" style:parent-style-name="standard">
      <style:graphic-properties draw:textarea-horizontal-align="justify" draw:textarea-vertical-align="middle" draw:auto-grow-height="false" fo:min-height="2.458cm" fo:min-width="0.208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2a6099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12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3.594cm" fo:min-width="0.854cm"/>
    </style:style>
    <style:style style:name="gr11" style:family="graphic" style:parent-style-name="standard">
      <style:graphic-properties draw:fill-color="#5983b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958cm" fo:min-width="0.208cm"/>
    </style:style>
    <style:style style:name="gr14" style:family="graphic" style:parent-style-name="objectwithoutfill">
      <style:graphic-properties svg:stroke-width="0.212cm" svg:stroke-color="#158466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5983b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2.5cm" svg:height="2.5cm" svg:x="4.7cm" svg:y="1.17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49cm" svg:height="4cm" svg:x="4.7cm" svg:y="3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cm" svg:height="1cm" svg:x="7.2cm" svg:y="3.67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cm" svg:height="1cm" svg:x="1.7cm" svg:y="3.67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cm" svg:height="3cm" svg:x="6.2cm" svg:y="7.67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cm" svg:height="3cm" svg:x="4.7cm" svg:y="7.67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3.2cm" svg:y1="11.373cm" svg:x2="9.2cm" svg:y2="11.373cm">
          <text:p/>
        </draw:line>
        <draw:line draw:style-name="gr7" draw:text-style-name="P2" draw:layer="layout" svg:x1="3.1cm" svg:y1="11.273cm" svg:x2="3.1cm" svg:y2="5.273cm">
          <text:p/>
        </draw:line>
        <draw:frame draw:style-name="gr8" draw:text-style-name="P3" draw:layer="layout" svg:width="0.925cm" svg:height="0.962cm" svg:x="8.575cm" svg:y="10.311cm">
          <draw:text-box>
            <text:p>X</text:p>
          </draw:text-box>
        </draw:frame>
        <draw:frame draw:style-name="gr8" draw:text-style-name="P3" draw:layer="layout" svg:width="0.925cm" svg:height="0.962cm" svg:x="2cm" svg:y="4.873cm">
          <draw:text-box>
            <text:p>Z</text:p>
          </draw:text-box>
        </draw:frame>
        <draw:custom-shape draw:style-name="gr9" draw:text-style-name="P1" draw:layer="layout" svg:width="0.6cm" svg:height="0.7cm" draw:transform="rotate (1.5707963267949) translate (14.4cm 2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5cm" svg:height="2.5cm" svg:x="14.9cm" svg:y="1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cm" svg:height="3.99cm" svg:x="15.4cm" svg:y="3.67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0.4cm" svg:height="0.3cm" svg:x="15.2cm" svg:y="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5.1cm" svg:y1="3.073cm" svg:x2="15.8cm" svg:y2="3.073cm">
          <text:p/>
        </draw:line>
        <draw:custom-shape draw:style-name="gr13" draw:text-style-name="P1" draw:layer="layout" svg:width="1cm" svg:height="1.5cm" draw:transform="rotate (-1.5707963267949) translate (16.7cm 9.673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cm" svg:height="3cm" svg:x="15.7cm" svg:y="7.67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13.3cm" svg:y1="11.373cm" svg:x2="19.3cm" svg:y2="11.373cm">
          <text:p/>
        </draw:line>
        <draw:line draw:style-name="gr7" draw:text-style-name="P2" draw:layer="layout" svg:x1="13.2cm" svg:y1="11.273cm" svg:x2="13.2cm" svg:y2="5.273cm">
          <text:p/>
        </draw:line>
        <draw:frame draw:style-name="gr8" draw:text-style-name="P3" draw:layer="layout" svg:width="0.925cm" svg:height="0.962cm" svg:x="18.675cm" svg:y="10.311cm">
          <draw:text-box>
            <text:p>Y</text:p>
          </draw:text-box>
        </draw:frame>
        <draw:frame draw:style-name="gr8" draw:text-style-name="P3" draw:layer="layout" svg:width="0.925cm" svg:height="0.962cm" svg:x="12.1cm" svg:y="4.873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18:58:41.060640577</meta:creation-date>
    <dc:date>2019-05-05T19:11:21.824377389</dc:date>
    <meta:editing-duration>PT12M40S</meta:editing-duration>
    <meta:editing-cycles>5</meta:editing-cycles>
    <meta:generator>LibreOffice/6.2.3.2$Linux_X86_64 LibreOffice_project/20$Build-2</meta:generator>
    <meta:document-statistic meta:object-count="21"/>
  </office:meta>
</office:document-meta>
</file>